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Projekthandbuch: Android App PhileTipTip</text:h>
      <text:p text:style-name="Text_20_body"/>
      <text:p text:style-name="Text_20_body"># 1. Einleitung</text:p>
      <text:p text:style-name="Text_20_body"/>
      <text:p text:style-name="Text_20_body">## 1.1 Projektbeschreibung</text:p>
      <text:p text:style-name="Text_20_body"/>
      <text:p text:style-name="Text_20_body">Das Projekt "PhileTipTip" zielt darauf ab, ein innovatives System für die Abteilung Außenarbeiten zu entwickeln. Dieses System soll in Form einer Android-App realisiert werden und dient als Kommunikationsplattform zwischen Mietern, Eigentümern und der Grünflächenabteilung einer Immobilienverwaltung. Die App ermöglicht es den Nutzern, Meldungen über Probleme wie Schädlingsbefall oder Unkrautwuchs direkt und unkompliziert an die zuständige Abteilung zu übermitteln.</text:p>
      <text:p text:style-name="Text_20_body"/>
      <text:p text:style-name="Text_20_body">## 1.2 Projektziele und -umfang</text:p>
      <text:p text:style-name="Text_20_body"/>
      <text:p text:style-name="Text_20_body">Hauptziele des Projekts sind:</text:p>
      <text:p text:style-name="Text_20_body"/>
      <text:p text:style-name="Text_20_body">- Entwicklung einer benutzerfreundlichen Android-App für Mieter und Eigentümer</text:p>
      <text:p text:style-name="Text_20_body">- Implementierung eines Systems zur Erfassung und Übermittlung von Meldungen</text:p>
      <text:p text:style-name="Text_20_body">- Schaffung eines Backend-Systems zur Verwaltung und Bearbeitung der eingehenden Meldungen</text:p>
      <text:p text:style-name="Text_20_body">- Verbesserung der Kommunikation und Effizienz in der Bearbeitung von Außenarbeiten</text:p>
      <text:p text:style-name="Text_20_body"/>
      <text:p text:style-name="Text_20_body">## 1.3 Zielgruppe</text:p>
      <text:p text:style-name="Text_20_body"/>
      <text:p text:style-name="Text_20_body">Die primären Zielgruppen für diese App sind:</text:p>
      <text:p text:style-name="Text_20_body"/>
      <text:p text:style-name="Text_20_body">- Mieter von Immobilien</text:p>
      <text:p text:style-name="Text_20_body">- Eigentümer von Immobilien</text:p>
      <text:p text:style-name="Text_20_body">- Mitarbeiter der Grünflächenabteilung in der Immobilienverwaltung</text:p>
      <text:p text:style-name="Text_20_body"/>
      <text:p text:style-name="Text_20_body">## 1.4 Projektübersicht</text:p>
      <text:p text:style-name="Text_20_body"/>
      <text:p text:style-name="Text_20_body"><text:soft-page-break/>Das Projekt umfasst die Entwicklung einer Android-App, die es Nutzern ermöglicht, Probleme im Außenbereich ihrer Immobilien zu melden. Gleichzeitig wird ein Backend-System implementiert, das die Verwaltung und Bearbeitung dieser Meldungen durch die zuständige Abteilung erleichtert. Durch die Digitalisierung dieses Prozesses wird eine schnellere und effizientere Bearbeitung von Anliegen im Bereich der Außenarbeiten angestrebt.</text:p>
      <text:p text:style-name="Text_20_body"/>
      <text:p text:style-name="Text_20_body"># 2. Projektorganisation</text:p>
      <text:p text:style-name="Text_20_body"/>
      <text:p text:style-name="Text_20_body">- 2.1 Projektteam und Rollen</text:p>
      <text:p text:style-name="Text_20_body">- 2.2 Stakeholder</text:p>
      <text:p text:style-name="Text_20_body">- 2.3 Kommunikationsplan</text:p>
      <text:p text:style-name="Text_20_body"/>
      <text:p text:style-name="Text_20_body"># 3. Anforderungsanalyse</text:p>
      <text:p text:style-name="Text_20_body"/>
      <text:p text:style-name="Text_20_body">- 3.1 Funktionale Anforderungen</text:p>
      <text:p text:style-name="Text_20_body">- 3.2 Nicht-funktionale Anforderungen</text:p>
      <text:p text:style-name="Text_20_body"/>
      <text:p text:style-name="Text_20_body">## 3.3 User Stories</text:p>
      <text:p text:style-name="Text_20_body"/>
      <text:p text:style-name="Text_20_body">| **Rolle** | **User Story** | **Ziel** |</text:p>
      <text:p text:style-name="Text_20_body">| --- | --- | --- |</text:p>
      <text:p text:style-name="Text_20_body">| Mieter/Eigentümer | Ich möchte Schädlingsbefall / Unkrautbewuchs melden können | Damit die Gärtner diesen zeitnah beseitigen |</text:p>
      <text:p text:style-name="Text_20_body">| Landschaftsarchitekt | Ich möchte Mietermeldungen einsehen können | Um zu analysieren und Handlungsanweisungen geben zu können |</text:p>
      <text:p text:style-name="Text_20_body">| Landschaftsarchitekt | Ich möchte Meldungen als Arbeitsanweisung an mein Team weiterleiten können | Um Arbeiten zu koordinieren |</text:p>
      <text:p text:style-name="Text_20_body">| Landschaftsarchitekt | Ich möchte einsehen können, woran mein Team gerade arbeitet | Um zu priorisieren und gegebenenfalls einzugreifen |</text:p>
      <text:p text:style-name="Text_20_body">| Gärtner | Ich möchte einsehen können, wo ich arbeiten soll | Damit ich den Einsatzort schnell finde |</text:p>
      <text:p text:style-name="Text_20_body">| Gärtner | Ich möchte einsehen können, woran ich arbeiten soll | Damit ich die Arbeit vorbereiten kann (passende Herbi/Pestizide) |</text:p>
      <text:p text:style-name="Text_20_body"><text:soft-page-break/>| Abteilungsleiter Außenarbeiten | Ich möchte einsehen können, woran die verschiedenen Teams gerade arbeiten | Um Arbeiten zu koordinieren und Absprachen mit den Landschaftsarchitekten halten zu können |</text:p>
      <text:p text:style-name="Text_20_body">| Abteilungsleiter Außenarbeiten | Ich möchte die Meldungen über Befall und Bewuchs einsehen können | Um eventuelle Muster zu erkennen und großflächige Ausbreitung von Unkraut und Schädlingen zu verhindern |</text:p>
      <text:p text:style-name="Text_20_body"/>
      <text:p text:style-name="Text_20_body"># 4. Technische Spezifikation</text:p>
      <text:p text:style-name="Text_20_body"/>
      <text:p text:style-name="Text_20_body">- 4.1 Systemarchitektur</text:p>
      <text:p text:style-name="Text_20_body">- 4.2 Datenbankdesign</text:p>
      <text:p text:style-name="Text_20_body">- 4.3 API-Schnittstellen</text:p>
      <text:p text:style-name="Text_20_body">- 4.4 Sicherheitskonzept</text:p>
      <text:p text:style-name="Text_20_body"/>
      <text:p text:style-name="Text_20_body"># 5. UI/UX-Design</text:p>
      <text:p text:style-name="Text_20_body"/>
      <text:p text:style-name="Text_20_body">- 5.1 Wireframes</text:p>
      <text:p text:style-name="Text_20_body">- 5.2 Mockups</text:p>
      <text:p text:style-name="Text_20_body">- 5.3 Benutzerfluss</text:p>
      <text:p text:style-name="Text_20_body"/>
      <text:p text:style-name="Text_20_body"># 6. Entwicklung</text:p>
      <text:p text:style-name="Text_20_body"/>
      <text:p text:style-name="Text_20_body">- 6.1 Entwicklungsumgebung</text:p>
      <text:p text:style-name="Text_20_body">- 6.2 Coding Standards</text:p>
      <text:p text:style-name="Text_20_body">- 6.3 Versionskontrolle</text:p>
      <text:p text:style-name="Text_20_body">- 6.4 Implementierungsplan</text:p>
      <text:p text:style-name="Text_20_body"/>
      <text:p text:style-name="Text_20_body"># 7. Qualitätssicherung</text:p>
      <text:p text:style-name="Text_20_body"/>
      <text:p text:style-name="Text_20_body">- 7.1 Testplan</text:p>
      <text:p text:style-name="Text_20_body">- 7.2 Testfälle</text:p>
      <text:p text:style-name="Text_20_body">- 7.3 Fehlermanagement</text:p>
      <text:p text:style-name="Text_20_body"/>
      <text:p text:style-name="Text_20_body"><text:soft-page-break/># 8. Deployment und Wartung</text:p>
      <text:p text:style-name="Text_20_body"/>
      <text:p text:style-name="Text_20_body">- 8.1 Release-Strategie</text:p>
      <text:p text:style-name="Text_20_body">- 8.2 App Store Veröffentlichung</text:p>
      <text:p text:style-name="Text_20_body">- 8.3 Wartungsplan</text:p>
      <text:p text:style-name="Text_20_body"/>
      <text:p text:style-name="Text_20_body"># 9. Projektmanagement</text:p>
      <text:p text:style-name="Text_20_body"/>
      <text:p text:style-name="Text_20_body">- 9.1 Zeitplan und Meilensteine</text:p>
      <text:p text:style-name="Text_20_body">- 9.2 Ressourcenplanung</text:p>
      <text:p text:style-name="Text_20_body">- 9.3 Risikomanagement</text:p>
      <text:p text:style-name="Text_20_body"/>
      <text:p text:style-name="Text_20_body"># 10. Datenschutz und rechtliche Aspekte</text:p>
      <text:p text:style-name="Text_20_body"/>
      <text:p text:style-name="Text_20_body">- 10.1 Datenschutzrichtlinien</text:p>
      <text:p text:style-name="Text_20_body">- 10.2 Nutzungsbedingungen</text:p>
      <text:p text:style-name="Text_20_body">- 10.3 Rechtliche Compliance</text:p>
      <text:p text:style-name="Text_20_body"/>
      <text:p text:style-name="Text_20_body"># 11. Schulung und Support</text:p>
      <text:p text:style-name="Text_20_body"/>
      <text:p text:style-name="Text_20_body">- 11.1 Benutzerdokumentation</text:p>
      <text:p text:style-name="Text_20_body">- 11.2 Support-Strategie</text:p>
      <text:p text:style-name="Text_20_body">- 11.3 FAQ</text:p>
      <text:p text:style-name="Text_20_body"/>
      <text:p text:style-name="Text_20_body"># 12. Projektabschluss</text:p>
      <text:p text:style-name="Text_20_body"/>
      <text:p text:style-name="Text_20_body">- 12.1 Abnahmekriterien</text:p>
      <text:p text:style-name="Text_20_body">- 12.2 Lessons Learned</text:p>
      <text:p text:style-name="Text_20_body">- 12.3 Zukunftsausbli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08:55:47.961000000</meta:creation-date>
    <dc:date>2024-10-22T09:52:15.040000000</dc:date>
    <meta:editing-duration>PT29M41S</meta:editing-duration>
    <meta:editing-cycles>2</meta:editing-cycles>
    <meta:generator>LibreOffice/24.2.5.2$Windows_X86_64 LibreOffice_project/bffef4ea93e59bebbeaf7f431bb02b1a39ee8a59</meta:generator>
    <meta:document-statistic meta:table-count="0" meta:image-count="0" meta:object-count="0" meta:page-count="4" meta:paragraph-count="73" meta:word-count="546" meta:character-count="3875" meta:non-whitespace-character-count="3402"/>
  </office:meta>
</office:document-meta>
</file>